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4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0.6866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7902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634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398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8835in"/>
    </style:style>
    <style:style style:name="co13" style:family="table-column">
      <style:table-column-properties fo:break-before="auto" style:column-width="1.1409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JpsiPTCut</text:p>
          </table:table-cell>
          <table:table-cell office:value-type="string">
            <text:p>JpsiPVCHI2Cut</text:p>
          </table:table-cell>
          <table:table-cell office:value-type="string">
            <text:p>MuPTCut</text:p>
          </table:table-cell>
          <table:table-cell office:value-type="string">
            <text:p>MuPCut</text:p>
          </table:table-cell>
          <table:table-cell office:value-type="string">
            <text:p>MuCHI2Cut</text:p>
          </table:table-cell>
          <table:table-cell office:value-type="string">
            <text:p>MuDLLCut</text:p>
          </table:table-cell>
          <table:table-cell office:value-type="string">
            <text:p>Mean</text:p>
          </table:table-cell>
          <table:table-cell office:value-type="string">
            <text:p>Error</text:p>
          </table:table-cell>
          <table:table-cell office:value-type="string">
            <text:p>S</text:p>
          </table:table-cell>
          <table:table-cell table:style-name="ce1" office:value-type="string">
            <text:p>S/(S+B)</text:p>
          </table:table-cell>
          <table:table-cell office:value-type="string">
            <text:p>S/B</text:p>
          </table:table-cell>
          <table:table-cell office:value-type="string">
            <text:p>S/sqrt(S+B)</text:p>
          </table:table-cell>
          <table:table-cell table:number-columns-repeated="2"/>
          <table:table-cell office:value-type="string">
            <text:p>Covariances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702188">
            <text:p>0.07</text:p>
          </table:table-cell>
          <table:table-cell office:value-type="float" office:value="61248.3">
            <text:p>61248.3</text:p>
          </table:table-cell>
          <table:table-cell office:value-type="float" office:value="0.600896">
            <text:p>0.6</text:p>
          </table:table-cell>
          <table:table-cell office:value-type="float" office:value="1.50561">
            <text:p>1.51</text:p>
          </table:table-cell>
          <table:table-cell office:value-type="float" office:value="191.843">
            <text:p>191.84</text:p>
          </table:table-cell>
          <table:table-cell table:style-name="ce2"/>
          <table:table-cell table:style-name="ce2" office:value-type="string">
            <text:p>Cut / Mean</text:p>
          </table:table-cell>
          <table:table-cell table:style-name="ce3" table:formula="of:=CORREL('MuPCut';'Mean')" office:value-type="float" office:value="-0.887979703553136">
            <text:p>-0.888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250">
            <text:p>82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706457">
            <text:p>0.07</text:p>
          </table:table-cell>
          <table:table-cell office:value-type="float" office:value="60328.9">
            <text:p>60328.9</text:p>
          </table:table-cell>
          <table:table-cell office:value-type="float" office:value="0.604954">
            <text:p>0.6</text:p>
          </table:table-cell>
          <table:table-cell office:value-type="float" office:value="1.53135">
            <text:p>1.53</text:p>
          </table:table-cell>
          <table:table-cell office:value-type="float" office:value="191.04">
            <text:p>191.04</text:p>
          </table:table-cell>
          <table:table-cell table:style-name="ce2"/>
          <table:table-cell table:style-name="ce2" office:value-type="string">
            <text:p>Cut / Error</text:p>
          </table:table-cell>
          <table:table-cell table:style-name="ce3" table:formula="of:=CORREL('MuPCut';'Error')" office:value-type="float" office:value="0.997931532471103">
            <text:p>0.9979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500">
            <text:p>85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711169">
            <text:p>0.07</text:p>
          </table:table-cell>
          <table:table-cell office:value-type="float" office:value="59408.5">
            <text:p>59408.5</text:p>
          </table:table-cell>
          <table:table-cell office:value-type="float" office:value="0.609162">
            <text:p>0.61</text:p>
          </table:table-cell>
          <table:table-cell office:value-type="float" office:value="1.55861">
            <text:p>1.56</text:p>
          </table:table-cell>
          <table:table-cell office:value-type="float" office:value="190.235">
            <text:p>190.24</text:p>
          </table:table-cell>
          <table:table-cell table:style-name="ce2"/>
          <table:table-cell table:style-name="ce2" office:value-type="string">
            <text:p>Cut / S</text:p>
          </table:table-cell>
          <table:table-cell table:style-name="ce3" table:formula="of:=CORREL('MuPCut';'S')" office:value-type="float" office:value="-0.999013116728466">
            <text:p>-0.999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750">
            <text:p>8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office:value-type="float" office:value="0.0715898">
            <text:p>0.07</text:p>
          </table:table-cell>
          <table:table-cell office:value-type="float" office:value="58470">
            <text:p>58470</text:p>
          </table:table-cell>
          <table:table-cell office:value-type="float" office:value="0.613054">
            <text:p>0.61</text:p>
          </table:table-cell>
          <table:table-cell office:value-type="float" office:value="1.58434">
            <text:p>1.58</text:p>
          </table:table-cell>
          <table:table-cell office:value-type="float" office:value="189.328">
            <text:p>189.33</text:p>
          </table:table-cell>
          <table:table-cell table:style-name="ce2"/>
          <table:table-cell table:style-name="ce2" office:value-type="string">
            <text:p>Cut / S/(S+B)</text:p>
          </table:table-cell>
          <table:table-cell table:style-name="ce3" table:formula="of:=CORREL('MuPCut';'S/(S+B)')" office:value-type="float" office:value="0.994571024607575">
            <text:p>0.9946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000">
            <text:p>9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721158">
            <text:p>0.07</text:p>
          </table:table-cell>
          <table:table-cell office:value-type="float" office:value="57544.4">
            <text:p>57544.4</text:p>
          </table:table-cell>
          <table:table-cell office:value-type="float" office:value="0.616834">
            <text:p>0.62</text:p>
          </table:table-cell>
          <table:table-cell office:value-type="float" office:value="1.60983">
            <text:p>1.61</text:p>
          </table:table-cell>
          <table:table-cell office:value-type="float" office:value="188.402">
            <text:p>188.4</text:p>
          </table:table-cell>
          <table:table-cell table:style-name="ce2"/>
          <table:table-cell table:style-name="ce2" office:value-type="string">
            <text:p>Cut / S/B</text:p>
          </table:table-cell>
          <table:table-cell table:style-name="ce3" table:formula="of:=CORREL('MuPCut';'S/B')" office:value-type="float" office:value="0.998987170675331">
            <text:p>0.999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250">
            <text:p>92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727394">
            <text:p>0.07</text:p>
          </table:table-cell>
          <table:table-cell office:value-type="float" office:value="56720.2">
            <text:p>56720.2</text:p>
          </table:table-cell>
          <table:table-cell office:value-type="float" office:value="0.621928">
            <text:p>0.62</text:p>
          </table:table-cell>
          <table:table-cell office:value-type="float" office:value="1.645">
            <text:p>1.65</text:p>
          </table:table-cell>
          <table:table-cell office:value-type="float" office:value="187.819">
            <text:p>187.82</text:p>
          </table:table-cell>
          <table:table-cell table:style-name="ce2"/>
          <table:table-cell table:style-name="ce2" office:value-type="string">
            <text:p>Cut / S/sqrt(S+B)</text:p>
          </table:table-cell>
          <table:table-cell table:style-name="ce3" table:formula="of:=CORREL('MuPCut';'S/sqrt(S+B)')" office:value-type="float" office:value="-0.997473906874159">
            <text:p>-0.997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500">
            <text:p>95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733658">
            <text:p>0.07</text:p>
          </table:table-cell>
          <table:table-cell office:value-type="float" office:value="55789.2">
            <text:p>55789.2</text:p>
          </table:table-cell>
          <table:table-cell office:value-type="float" office:value="0.626936">
            <text:p>0.63</text:p>
          </table:table-cell>
          <table:table-cell office:value-type="float" office:value="1.6805">
            <text:p>1.68</text:p>
          </table:table-cell>
          <table:table-cell office:value-type="float" office:value="187.019">
            <text:p>187.02</text:p>
          </table:table-cell>
          <table:table-cell table:style-name="ce2"/>
          <table:table-cell table:style-name="ce2" office:value-type="string">
            <text:p>Error / Sig</text:p>
          </table:table-cell>
          <table:table-cell table:style-name="ce4" table:formula="of:=CORREL('Error';'S/sqrt(S+B)')" office:value-type="float" office:value="-0.999556911471585">
            <text:p>-0.9996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750">
            <text:p>9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0739786">
            <text:p>0.07</text:p>
          </table:table-cell>
          <table:table-cell office:value-type="float" office:value="54878.7">
            <text:p>54878.7</text:p>
          </table:table-cell>
          <table:table-cell office:value-type="float" office:value="0.631414">
            <text:p>0.63</text:p>
          </table:table-cell>
          <table:table-cell office:value-type="float" office:value="1.71307">
            <text:p>1.71</text:p>
          </table:table-cell>
          <table:table-cell office:value-type="float" office:value="186.148">
            <text:p>186.1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0747775">
            <text:p>0.07</text:p>
          </table:table-cell>
          <table:table-cell office:value-type="float" office:value="53986">
            <text:p>53986</text:p>
          </table:table-cell>
          <table:table-cell office:value-type="float" office:value="0.636881">
            <text:p>0.64</text:p>
          </table:table-cell>
          <table:table-cell office:value-type="float" office:value="1.75392">
            <text:p>1.75</text:p>
          </table:table-cell>
          <table:table-cell office:value-type="float" office:value="185.426">
            <text:p>185.43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250">
            <text:p>102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office:value-type="float" office:value="0.0754372">
            <text:p>0.08</text:p>
          </table:table-cell>
          <table:table-cell office:value-type="float" office:value="53043.7">
            <text:p>53043.7</text:p>
          </table:table-cell>
          <table:table-cell office:value-type="float" office:value="0.640795">
            <text:p>0.64</text:p>
          </table:table-cell>
          <table:table-cell office:value-type="float" office:value="1.78393">
            <text:p>1.78</text:p>
          </table:table-cell>
          <table:table-cell office:value-type="float" office:value="184.364">
            <text:p>184.36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500">
            <text:p>105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1">
            <text:p>3099.51</text:p>
          </table:table-cell>
          <table:table-cell office:value-type="float" office:value="0.0763321">
            <text:p>0.08</text:p>
          </table:table-cell>
          <table:table-cell office:value-type="float" office:value="52079.1">
            <text:p>52079.1</text:p>
          </table:table-cell>
          <table:table-cell office:value-type="float" office:value="0.644312">
            <text:p>0.64</text:p>
          </table:table-cell>
          <table:table-cell office:value-type="float" office:value="1.81145">
            <text:p>1.81</text:p>
          </table:table-cell>
          <table:table-cell office:value-type="float" office:value="183.181">
            <text:p>183.18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0750">
            <text:p>10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office:value-type="float" office:value="0.0770398">
            <text:p>0.08</text:p>
          </table:table-cell>
          <table:table-cell office:value-type="float" office:value="51248.7">
            <text:p>51248.7</text:p>
          </table:table-cell>
          <table:table-cell office:value-type="float" office:value="0.648611">
            <text:p>0.65</text:p>
          </table:table-cell>
          <table:table-cell office:value-type="float" office:value="1.84585">
            <text:p>1.85</text:p>
          </table:table-cell>
          <table:table-cell office:value-type="float" office:value="182.32">
            <text:p>182.32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000">
            <text:p>11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0778224">
            <text:p>0.08</text:p>
          </table:table-cell>
          <table:table-cell office:value-type="float" office:value="50462.5">
            <text:p>50462.5</text:p>
          </table:table-cell>
          <table:table-cell office:value-type="float" office:value="0.653608">
            <text:p>0.65</text:p>
          </table:table-cell>
          <table:table-cell office:value-type="float" office:value="1.8869">
            <text:p>1.89</text:p>
          </table:table-cell>
          <table:table-cell office:value-type="float" office:value="181.611">
            <text:p>181.61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250">
            <text:p>112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office:value-type="float" office:value="0.0785382">
            <text:p>0.08</text:p>
          </table:table-cell>
          <table:table-cell office:value-type="float" office:value="49520.2">
            <text:p>49520.2</text:p>
          </table:table-cell>
          <table:table-cell office:value-type="float" office:value="0.656985">
            <text:p>0.66</text:p>
          </table:table-cell>
          <table:table-cell office:value-type="float" office:value="1.91532">
            <text:p>1.92</text:p>
          </table:table-cell>
          <table:table-cell office:value-type="float" office:value="180.372">
            <text:p>180.37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500">
            <text:p>115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0792497">
            <text:p>0.08</text:p>
          </table:table-cell>
          <table:table-cell office:value-type="float" office:value="48710.6">
            <text:p>48710.6</text:p>
          </table:table-cell>
          <table:table-cell office:value-type="float" office:value="0.661092">
            <text:p>0.66</text:p>
          </table:table-cell>
          <table:table-cell office:value-type="float" office:value="1.95066">
            <text:p>1.95</text:p>
          </table:table-cell>
          <table:table-cell office:value-type="float" office:value="179.45">
            <text:p>179.45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750">
            <text:p>11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office:value-type="float" office:value="0.079992">
            <text:p>0.08</text:p>
          </table:table-cell>
          <table:table-cell office:value-type="float" office:value="47711.5">
            <text:p>47711.5</text:p>
          </table:table-cell>
          <table:table-cell office:value-type="float" office:value="0.663231">
            <text:p>0.66</text:p>
          </table:table-cell>
          <table:table-cell office:value-type="float" office:value="1.96939">
            <text:p>1.97</text:p>
          </table:table-cell>
          <table:table-cell office:value-type="float" office:value="177.887">
            <text:p>177.89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2000">
            <text:p>12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office:value-type="float" office:value="0.0809277">
            <text:p>0.08</text:p>
          </table:table-cell>
          <table:table-cell office:value-type="float" office:value="46804.6">
            <text:p>46804.6</text:p>
          </table:table-cell>
          <table:table-cell office:value-type="float" office:value="0.666143">
            <text:p>0.67</text:p>
          </table:table-cell>
          <table:table-cell office:value-type="float" office:value="1.9953">
            <text:p>2</text:p>
          </table:table-cell>
          <table:table-cell office:value-type="float" office:value="176.574">
            <text:p>176.57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2250">
            <text:p>122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6">
            <text:p>3099.46</text:p>
          </table:table-cell>
          <table:table-cell office:value-type="float" office:value="0.0816705">
            <text:p>0.08</text:p>
          </table:table-cell>
          <table:table-cell office:value-type="float" office:value="46154">
            <text:p>46154</text:p>
          </table:table-cell>
          <table:table-cell office:value-type="float" office:value="0.671672">
            <text:p>0.67</text:p>
          </table:table-cell>
          <table:table-cell office:value-type="float" office:value="2.04573">
            <text:p>2.05</text:p>
          </table:table-cell>
          <table:table-cell office:value-type="float" office:value="176.069">
            <text:p>176.07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2500">
            <text:p>125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5">
            <text:p>3099.45</text:p>
          </table:table-cell>
          <table:table-cell office:value-type="float" office:value="0.0826374">
            <text:p>0.08</text:p>
          </table:table-cell>
          <table:table-cell office:value-type="float" office:value="45341">
            <text:p>45341</text:p>
          </table:table-cell>
          <table:table-cell office:value-type="float" office:value="0.6753">
            <text:p>0.68</text:p>
          </table:table-cell>
          <table:table-cell office:value-type="float" office:value="2.07977">
            <text:p>2.08</text:p>
          </table:table-cell>
          <table:table-cell office:value-type="float" office:value="174.982">
            <text:p>174.98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2750">
            <text:p>12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4">
            <text:p>3099.44</text:p>
          </table:table-cell>
          <table:table-cell office:value-type="float" office:value="0.0834107">
            <text:p>0.08</text:p>
          </table:table-cell>
          <table:table-cell office:value-type="float" office:value="44562">
            <text:p>44562</text:p>
          </table:table-cell>
          <table:table-cell office:value-type="float" office:value="0.678481">
            <text:p>0.68</text:p>
          </table:table-cell>
          <table:table-cell office:value-type="float" office:value="2.11023">
            <text:p>2.11</text:p>
          </table:table-cell>
          <table:table-cell office:value-type="float" office:value="173.881">
            <text:p>173.88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3000">
            <text:p>13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4">
            <text:p>3099.44</text:p>
          </table:table-cell>
          <table:table-cell office:value-type="float" office:value="0.0842543">
            <text:p>0.08</text:p>
          </table:table-cell>
          <table:table-cell office:value-type="float" office:value="43727.6">
            <text:p>43727.6</text:p>
          </table:table-cell>
          <table:table-cell office:value-type="float" office:value="0.681158">
            <text:p>0.68</text:p>
          </table:table-cell>
          <table:table-cell office:value-type="float" office:value="2.13635">
            <text:p>2.14</text:p>
          </table:table-cell>
          <table:table-cell office:value-type="float" office:value="172.584">
            <text:p>172.58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3250">
            <text:p>132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5">
            <text:p>3099.45</text:p>
          </table:table-cell>
          <table:table-cell office:value-type="float" office:value="0.08504">
            <text:p>0.09</text:p>
          </table:table-cell>
          <table:table-cell office:value-type="float" office:value="42997.4">
            <text:p>42997.4</text:p>
          </table:table-cell>
          <table:table-cell office:value-type="float" office:value="0.684574">
            <text:p>0.68</text:p>
          </table:table-cell>
          <table:table-cell office:value-type="float" office:value="2.17031">
            <text:p>2.17</text:p>
          </table:table-cell>
          <table:table-cell office:value-type="float" office:value="171.566">
            <text:p>171.5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3500">
            <text:p>135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6">
            <text:p>3099.46</text:p>
          </table:table-cell>
          <table:table-cell office:value-type="float" office:value="0.085801">
            <text:p>0.09</text:p>
          </table:table-cell>
          <table:table-cell office:value-type="float" office:value="42178.8">
            <text:p>42178.8</text:p>
          </table:table-cell>
          <table:table-cell office:value-type="float" office:value="0.686751">
            <text:p>0.69</text:p>
          </table:table-cell>
          <table:table-cell office:value-type="float" office:value="2.19234">
            <text:p>2.19</text:p>
          </table:table-cell>
          <table:table-cell office:value-type="float" office:value="170.195">
            <text:p>170.2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3750">
            <text:p>13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6">
            <text:p>3099.46</text:p>
          </table:table-cell>
          <table:table-cell office:value-type="float" office:value="0.0865839">
            <text:p>0.09</text:p>
          </table:table-cell>
          <table:table-cell office:value-type="float" office:value="41499.6">
            <text:p>41499.6</text:p>
          </table:table-cell>
          <table:table-cell office:value-type="float" office:value="0.6906">
            <text:p>0.69</text:p>
          </table:table-cell>
          <table:table-cell office:value-type="float" office:value="2.23206">
            <text:p>2.23</text:p>
          </table:table-cell>
          <table:table-cell office:value-type="float" office:value="169.292">
            <text:p>169.2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4000">
            <text:p>14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3">
            <text:p>3099.43</text:p>
          </table:table-cell>
          <table:table-cell office:value-type="float" office:value="0.0873729">
            <text:p>0.09</text:p>
          </table:table-cell>
          <table:table-cell office:value-type="float" office:value="40773.4">
            <text:p>40773.4</text:p>
          </table:table-cell>
          <table:table-cell office:value-type="float" office:value="0.693471">
            <text:p>0.69</text:p>
          </table:table-cell>
          <table:table-cell office:value-type="float" office:value="2.26234">
            <text:p>2.26</text:p>
          </table:table-cell>
          <table:table-cell office:value-type="float" office:value="168.152">
            <text:p>168.1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4250">
            <text:p>142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1">
            <text:p>3099.41</text:p>
          </table:table-cell>
          <table:table-cell office:value-type="float" office:value="0.0883147">
            <text:p>0.09</text:p>
          </table:table-cell>
          <table:table-cell office:value-type="float" office:value="40074.6">
            <text:p>40074.6</text:p>
          </table:table-cell>
          <table:table-cell office:value-type="float" office:value="0.695824">
            <text:p>0.7</text:p>
          </table:table-cell>
          <table:table-cell office:value-type="float" office:value="2.28757">
            <text:p>2.29</text:p>
          </table:table-cell>
          <table:table-cell office:value-type="float" office:value="166.988">
            <text:p>166.9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4500">
            <text:p>145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">
            <text:p>3099.4</text:p>
          </table:table-cell>
          <table:table-cell office:value-type="float" office:value="0.0892021">
            <text:p>0.09</text:p>
          </table:table-cell>
          <table:table-cell office:value-type="float" office:value="39347.1">
            <text:p>39347.1</text:p>
          </table:table-cell>
          <table:table-cell office:value-type="float" office:value="0.698102">
            <text:p>0.7</text:p>
          </table:table-cell>
          <table:table-cell office:value-type="float" office:value="2.31238">
            <text:p>2.31</text:p>
          </table:table-cell>
          <table:table-cell office:value-type="float" office:value="165.736">
            <text:p>165.7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4750">
            <text:p>14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">
            <text:p>3099.4</text:p>
          </table:table-cell>
          <table:table-cell office:value-type="float" office:value="0.0900419">
            <text:p>0.09</text:p>
          </table:table-cell>
          <table:table-cell office:value-type="float" office:value="38630">
            <text:p>38630</text:p>
          </table:table-cell>
          <table:table-cell office:value-type="float" office:value="0.699665">
            <text:p>0.7</text:p>
          </table:table-cell>
          <table:table-cell office:value-type="float" office:value="2.32962">
            <text:p>2.33</text:p>
          </table:table-cell>
          <table:table-cell office:value-type="float" office:value="164.402">
            <text:p>164.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5000">
            <text:p>15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36">
            <text:p>3099.36</text:p>
          </table:table-cell>
          <table:table-cell office:value-type="float" office:value="0.0908849">
            <text:p>0.09</text:p>
          </table:table-cell>
          <table:table-cell office:value-type="float" office:value="37859.1">
            <text:p>37859.1</text:p>
          </table:table-cell>
          <table:table-cell office:value-type="float" office:value="0.700288">
            <text:p>0.7</text:p>
          </table:table-cell>
          <table:table-cell office:value-type="float" office:value="2.33654">
            <text:p>2.34</text:p>
          </table:table-cell>
          <table:table-cell office:value-type="float" office:value="162.826">
            <text:p>162.83</text:p>
          </table:table-cell>
          <table:table-cell table:number-columns-repeated="3"/>
        </table:table-row>
      </table:table>
      <table:table table:name="Error" table:style-name="ta1" table:print="false">
        <table:shapes>
          <draw:frame draw:z-index="0" draw:style-name="gr1" svg:width="5in" svg:height="5in" svg:x="0in" svg:y="0in">
            <draw:object draw:notify-on-update-of-ranges="Data.H1:Data.H1 Data.H2:Data.H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" table:style-name="ta1" table:print="false">
        <table:shapes>
          <draw:frame draw:z-index="0" draw:style-name="gr1" svg:width="5in" svg:height="5in" svg:x="0in" svg:y="0in">
            <draw:object draw:notify-on-update-of-ranges="Data.I1:Data.I1 Data.I2:Data.I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S + B" table:style-name="ta1" table:print="false">
        <table:shapes>
          <draw:frame draw:z-index="0" draw:style-name="gr1" svg:width="5in" svg:height="5in" svg:x="0in" svg:y="0in">
            <draw:object draw:notify-on-update-of-ranges="Data.J1:Data.J1 Data.J1:Data.J3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B" table:style-name="ta1" table:print="false">
        <table:shapes>
          <draw:frame draw:z-index="0" draw:style-name="gr1" svg:width="5in" svg:height="5in" svg:x="0in" svg:y="0in">
            <draw:object draw:notify-on-update-of-ranges="Data.K1:Data.K1 Data.K2:Data.K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sqrt(S+B)" table:style-name="ta1" table:print="false">
        <table:shapes>
          <draw:frame draw:z-index="0" draw:style-name="gr1" svg:width="5in" svg:height="5in" svg:x="0in" svg:y="0in">
            <draw:object draw:notify-on-update-of-ranges="Data.L1:Data.L1 Data.L2:Data.L3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named-expressions>
        <table:named-range table:name="BB" table:base-cell-address="$Data.$B$1" table:cell-range-address="$Data.$B$2:.$B$65533"/>
      </table:named-expressions>
      <table:database-ranges>
        <table:database-range table:target-range-address="Data.A1:Data.L65533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2/22/2013</text:date>, <text:time>16:0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2-22T16:09:41</dc:date>
    <dc:creator>Jack Wimberley</dc:creator>
    <meta:generator>OpenOffice.org/3.1$Unix OpenOffice.org_project/310m19$Build-9420</meta:generator>
    <meta:editing-duration>PT01H36M18S</meta:editing-duration>
    <meta:editing-cycles>8</meta:editing-cycles>
    <meta:document-statistic meta:table-count="6" meta:cell-count="38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162cm" svg:y="6.068cm" chart:style-name="ch2"/>
        <chart:plot-area chart:style-name="ch3" table:cell-range-address="Data.H1:Data.H39" chart:data-source-has-labels="row" svg:x="0.254cm" svg:y="0.254cm" svg:width="10.65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H2:Data.H39" chart:label-cell-address="Data.H1:Data.H1" chart:class="chart:scatter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H1:Data.H1">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188">
                <text:p text:id="Data.H2:Data.H39">0.07021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06457">
                <text:p>0.0706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11169">
                <text:p>0.0711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5898">
                <text:p>0.0715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21158">
                <text:p>0.0721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27394">
                <text:p>0.0727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33658">
                <text:p>0.0733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39786">
                <text:p>0.0739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47775">
                <text:p>0.0747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54372">
                <text:p>0.0754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63321">
                <text:p>0.0763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70398">
                <text:p>0.0770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78224">
                <text:p>0.0778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5382">
                <text:p>0.0785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92497">
                <text:p>0.0792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9992">
                <text:p>0.079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09277">
                <text:p>0.0809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16705">
                <text:p>0.0816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26374">
                <text:p>0.0826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4107">
                <text:p>0.08341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42543">
                <text:p>0.0842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504">
                <text:p>0.08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5801">
                <text:p>0.0858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65839">
                <text:p>0.0865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73729">
                <text:p>0.08737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83147">
                <text:p>0.0883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92021">
                <text:p>0.0892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00419">
                <text:p>0.09004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08849">
                <text:p>0.09088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585cm" svg:y="6.068cm" chart:style-name="ch2"/>
        <chart:plot-area chart:style-name="ch3" table:cell-range-address="Data.I1:Data.I39" chart:data-source-has-labels="row" svg:x="0.254cm" svg:y="0.254cm" svg:width="11.078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I2:Data.I39" chart:label-cell-address="Data.I1:Data.I1" chart:class="chart:scatter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I1:Data.I1">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48.3">
                <text:p text:id="Data.I2:Data.I39">6124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328.9">
                <text:p>6032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408.5">
                <text:p>5940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470">
                <text:p>584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544.4">
                <text:p>5754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720.2">
                <text:p>5672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789.2">
                <text:p>55789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878.7">
                <text:p>54878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986">
                <text:p>53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043.7">
                <text:p>5304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079.1">
                <text:p>5207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48.7">
                <text:p>51248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62.5">
                <text:p>5046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520.2">
                <text:p>4952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710.6">
                <text:p>4871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711.5">
                <text:p>4771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804.6">
                <text:p>46804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154">
                <text:p>46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341">
                <text:p>45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562">
                <text:p>44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27.6">
                <text:p>43727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997.4">
                <text:p>42997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178.8">
                <text:p>42178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499.6">
                <text:p>41499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773.4">
                <text:p>40773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74.6">
                <text:p>4007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347.1">
                <text:p>39347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630">
                <text:p>386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859.1">
                <text:p>3785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712cm" svg:y="6.068cm" chart:style-name="ch2"/>
        <chart:plot-area chart:style-name="ch3" table:cell-range-address="Data.J1:Data.J39" chart:data-source-has-labels="row" svg:x="0.254cm" svg:y="0.254cm" svg:width="10.20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J1:Data.J39" chart:label-cell-address="Data.J1:Data.J1" chart:class="chart:scatter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J1:Data.J1">S/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Data.J1:Data.J3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0896">
                <text:p>0.600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4954">
                <text:p>0.604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9162">
                <text:p>0.609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3054">
                <text:p>0.613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6834">
                <text:p>0.616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1928">
                <text:p>0.621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6936">
                <text:p>0.626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1414">
                <text:p>0.631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6881">
                <text:p>0.636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0795">
                <text:p>0.640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4312">
                <text:p>0.644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8611">
                <text:p>0.648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3608">
                <text:p>0.653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6985">
                <text:p>0.656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1092">
                <text:p>0.661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3231">
                <text:p>0.663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6143">
                <text:p>0.666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1672">
                <text:p>0.671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53">
                <text:p>0.67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8481">
                <text:p>0.678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1158">
                <text:p>0.681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84574">
                <text:p>0.684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86751">
                <text:p>0.686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06">
                <text:p>0.6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3471">
                <text:p>0.693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5824">
                <text:p>0.695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8102">
                <text:p>0.698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9665">
                <text:p>0.699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00288">
                <text:p>0.700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294cm" svg:y="6.068cm" chart:style-name="ch2"/>
        <chart:plot-area chart:style-name="ch3" table:cell-range-address="Data.K1:Data.K39" chart:data-source-has-labels="row" svg:x="0.254cm" svg:y="0.254cm" svg:width="10.787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K2:Data.K39" chart:label-cell-address="Data.K1:Data.K1" chart:class="chart:scatter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K1:Data.K1">S/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561">
                <text:p text:id="Data.K2:Data.K39">1.505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3135">
                <text:p>1.53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5861">
                <text:p>1.55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434">
                <text:p>1.58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983">
                <text:p>1.60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805">
                <text:p>1.6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1307">
                <text:p>1.71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392">
                <text:p>1.75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8393">
                <text:p>1.78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1145">
                <text:p>1.81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4585">
                <text:p>1.84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869">
                <text:p>1.8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1532">
                <text:p>1.91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5066">
                <text:p>1.95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6939">
                <text:p>1.969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53">
                <text:p>1.9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573">
                <text:p>2.04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7977">
                <text:p>2.07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1023">
                <text:p>2.11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3635">
                <text:p>2.13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7031">
                <text:p>2.170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9234">
                <text:p>2.19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3206">
                <text:p>2.232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6234">
                <text:p>2.26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8757">
                <text:p>2.28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1238">
                <text:p>2.31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2962">
                <text:p>2.32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3654">
                <text:p>2.336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236cm" svg:y="6.068cm" chart:style-name="ch2"/>
        <chart:plot-area chart:style-name="ch3" table:cell-range-address="Data.L1:Data.L39" chart:data-source-has-labels="row" svg:x="0.254cm" svg:y="0.254cm" svg:width="9.729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L2:Data.L39" chart:label-cell-address="Data.L1:Data.L1" chart:class="chart:scatter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L1:Data.L1">S/sqrt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1.843">
                <text:p text:id="Data.L2:Data.L39">191.8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.04">
                <text:p>191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.235">
                <text:p>190.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.328">
                <text:p>189.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8.402">
                <text:p>188.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.819">
                <text:p>187.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7.019">
                <text:p>187.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.148">
                <text:p>186.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.426">
                <text:p>185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.364">
                <text:p>184.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3.181">
                <text:p>183.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.32">
                <text:p>182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1.611">
                <text:p>181.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.372">
                <text:p>180.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9.45">
                <text:p>179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.887">
                <text:p>177.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.574">
                <text:p>176.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.069">
                <text:p>176.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.982">
                <text:p>174.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3.881">
                <text:p>173.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2.584">
                <text:p>172.5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.566">
                <text:p>171.5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.195">
                <text:p>170.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.292">
                <text:p>169.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8.152">
                <text:p>168.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.988">
                <text:p>166.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.736">
                <text:p>165.7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.402">
                <text:p>164.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2.826">
                <text:p>162.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